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5527" officeooo:paragraph-rsid="000e55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text:s text:c="4"/>1. The Javascript Programming Language Douglas Crockford</text:p>
      <text:p text:style-name="P1"><text:s text:c="4"/>2. Overview - History - Language - Advanced Features - Platforms - Standards - Style</text:p>
      <text:p text:style-name="P1"><text:s text:c="4"/>3. The World's Most Misunderstood Programming Language</text:p>
      <text:p text:style-name="P1"><text:s text:c="4"/>4. Sources of Misunderstanding - The Name - Mispositioning - Design Errors - Bad Implementations - The Browser 0 Bad Books 0 Substandard Standard - JavaScript is a Functional Language</text:p>
      <text:p text:style-name="P1"><text:s text:c="4"/>5. History M‘ -1992 ’ Oak, Gosling at Sun &amp; FirstPerson -1995 HotJava LiveScript, Eich at Netscape -1996 JScript at Microsoft -1998 ECMAScript</text:p>
      <text:p text:style-name="P1"><text:s text:c="4"/>6. Net a Web Tey 4: lit is a real language t Small, but sophisticated * Ht is not a subset -of Java</text:p>
      <text:p text:style-name="P1"><text:s text:c="4"/>7. Key Ideas - Load and go delivery - Loose typing - Objects as general containers - Prototypal inheritance - Lambda 0 Linkage though global variables</text:p>
      <text:p text:style-name="P1"><text:s text:c="4"/>8. Values 4: Numbers -1 Strings *5 Booleans 1: Objects ‘null ‘undefined</text:p>
      <text:p text:style-name="P1"><text:s text:c="4"/>9. Numbers ~= Only one number type No integers - B4-loit floating point «I iEEE-754 (alka “Doub1e”) -* Does not map well to common understanding of arithmetic: * 0.1 + 0.2 = 0.3000000O000000OO4</text:p>
      <text:p text:style-name="P1"><text:s text:c="4"/>10. NaN 4* Special number: Not a Number * Result of undefined or erroneous operations at Toxic: any arithmetic operation with NaN as an input will have NaN as a result * NaN is not equal to anything, including NaN</text:p>
      <text:p text:style-name="P1"><text:s text:c="4"/>11. Number function Number (value) - Converts the value into a number. 0 It produces NaN if it has a problem. - Similar to + prefix operator.</text:p>
      <text:p text:style-name="P1"><text:s text:c="4"/>12. parselnt function parselnt (value, 10) - Converts the value into a number. - It stops at the first non-digit character. - The radix (10) should be required. parseInt("08") = == parseInt("O8", 10) = == 8</text:p>
      <text:p text:style-name="P1"><text:s text:c="4"/>13. Math 0 Math object is modeled on Java's Math class. ° It contains abs absolute value floor integer log logarithm max maximum pow raise to a power randomrandom number round nearest integer sin sine sqrt square root</text:p>
      <text:p text:style-name="P1"><text:s text:c="4"/>14. Strings Sequence of 0 or more 16-bit characters UCS-2, not quite UTF-16 No awareness of surrogate pairs No separate character type Characters are represented as strings with a length of 1 Strings are immutable Similar strings are equal ( = ) String literals can use single or double quotes</text:p>
      <text:p text:style-name="P1"><text:s text:c="4"/>15. String length *3 string . length r The length property determines the number of 16-bit characters in a string.</text:p>
      <text:p text:style-name="P1"><text:s text:c="4"/>16. String function String (value) - Converts value to a string</text:p>
      <text:p text:style-name="P1"><text:s text:c="4"/>17. String Methods charAt concat indexof 1astIndexOf match replace search slice split substring toLowerCase toUpperCase</text:p>
      <text:p text:style-name="P1"><text:s text:c="4"/>18. Booleans ‘true ‘false</text:p>
      <text:p text:style-name="P1"><text:s text:c="4"/>19. Boolean function Boolean (value) 4* returns true if value is truthy 4'» returns false if value is falsy -r Similar to ! ! prefix operator</text:p>
      <text:p text:style-name="P1"><text:s text:c="4"/>20. null 4* A value that isn't anything</text:p>
      <text:p text:style-name="P1"><text:s text:c="4"/>21. undefined - A value that isn't even that - The default value for variables and parameters 0 The value of missing members in objects</text:p>
      <text:p text:style-name="P1"><text:s text:c="4"/>22. Falsy values ‘ false ‘ null ‘ undefined ° "" (empty string) ‘ 0 ‘ NaN - All other values (including all objects) are truthy. lloll llfalsell</text:p>
      <text:p text:style-name="P1"><text:s text:c="4"/>23. Everything Else Is Objects</text:p>
      <text:p text:style-name="P1"><text:s text:c="4"/>24. Dynamic Objects Unification of Object and Hashtable new object() produces an empty container of name/ value pairs A name can be any string, a value can be any value except undefined members can be accessed with dot notation or subscript notation No hash nature is visible (no hash codes or rehash methods)</text:p>
      <text:p text:style-name="P1"><text:s text:c="4"/>25. Loosely Typed 4? Any of these types can be stored in an variable, or passed as a parameter to any function r The language is not "untyped"</text:p>
      <text:p text:style-name="P1"><text:s text:c="4"/>26. C 4* Javaﬁcript is syntactically a C family language * lt differs from 0 mainly in its type system, which allows functions to be values</text:p>
      <text:p text:style-name="P1"><text:soft-page-break/><text:s text:c="4"/>27. Identifiers *- Starts with a letter or _ or $ r Followed by zero or more letters, digits, _ or $ -1- By convention, all variables, parameters, members, and function names start with lower case * Except for constructors which start with upper case - Initial _ should be reserved for implementations ' $ should be reserved for machines.</text:p>
      <text:p text:style-name="P1"><text:s text:c="4"/>28. Reserved Words abstract boolean break byte case catch char class const continue debugger default delete do double else enum export extends false final finally float for function goto if implements import in instanceof int interface long native new null package private protected public return short static super switch synchronized this throw throws transient true try typeof var volatile void while with</text:p>
      <text:p text:style-name="P1"><text:s text:c="4"/>29. Comments / / slashslash line comment / * slashstar block comment */</text:p>
      <text:p text:style-name="P1"><text:s text:c="4"/>30. Operators -Arithmetic + — * / % -Comparison = = ! = &lt; &gt; &lt;= &gt;= 0 Logical &amp;&amp; | | ! - Bitwise &amp; | A &gt;&gt; &gt;&gt;&gt; &lt;&lt; Ternary ? :</text:p>
      <text:p text:style-name="P1"><text:s text:c="4"/>31. + *3 Addition and concatenation *1 llf both operands are numbers, then add them else convert them both to strings concatenate them '$' +3+4= '$34'</text:p>
      <text:p text:style-name="P1"><text:s text:c="4"/>32. + 4* Unary operator can convert strings to numbers +"42" = 42 «- Also Number("42") = 42 *- Also parseInt("42", 10) = 42 _l_n3n + (+n4u) = '7</text:p>
      <text:p text:style-name="P1"><text:s text:c="4"/>33. / 4: Division of two integers can produce a non-integer result 10 / 3 = 3.3333333333333335</text:p>
      <text:p text:style-name="P1"><text:s text:c="4"/>34. - Equal and not equal - These operators can do type coercion - It is better to use = == and ! ==, which do not do type coercion.</text:p>
      <text:p text:style-name="P1"><text:s text:c="4"/>35. &amp;&amp; r The guard operator, aka logical and If first operand is truthy then result is second operand else result is first operand It can be used to avoid null references if (a) { return a. member; } else { return a; } can be written as return a &amp;&amp; a. member;</text:p>
      <text:p text:style-name="P1"><text:s text:c="4"/>36. The default operator, aka logical or If first operand is truthy then result is first operand else result is second operand It can be used to fill in default values. var last = input | | nr_items ; (If input is truthy, then last is input, otherwise set last to nr_items. )</text:p>
      <text:p text:style-name="P1"><text:s text:c="4"/>37. 4? Prefix logical not operator. -1 if the operand is truthy, the result is false. ﬂtherwise, the result is true. * ! ! produces booleans.</text:p>
      <text:p text:style-name="P1"><text:s text:c="4"/>38. Bitwise &amp; | A &gt;&gt; &gt;&gt;&gt; &lt;&lt; - The bitwise operators convert the operand to a 32-bit signed integer, and turn the result back into 64- bit floating point.</text:p>
      <text:p text:style-name="P1"><text:s text:c="4"/>39. Statements 0 expression ' if ’ switch ' while ' do ° for ' break ° continue ’ return ° try/ throw</text:p>
      <text:p text:style-name="P1"><text:s text:c="4"/>40. Break statement - Statements can have labels. - Break statements can refer to those labels. loop: for (; ;) { if (. ..) { break loop;</text:p>
      <text:p text:style-name="P1"><text:s text:c="4"/>41. For statement - Iterate through all of the elements of an array: for (var i = 0; i &lt; array. length; i += 1) { / / within the loop, // i is the index of the current member / / array[i] is the current element</text:p>
      <text:p text:style-name="P1"><text:s text:c="4"/>42. For statement - Iterate through all of the members of an object: for (var name in object) { if (object. hasOwnProperty(name)) { / / within the loop, // name is the key of current member / / object[name] is the current value</text:p>
      <text:p text:style-name="P1"><text:s text:c="4"/>43. Switch statement it Multiway branch r The switch value does not need to a number. it can be a string. r The case values can he expressions.</text:p>
      <text:p text:style-name="P1"><text:s text:c="4"/>44. Switch statement switch (expression) { case '; ': case ', ': case '. ': punctuation(); break; default: noneOfTheAbove();</text:p>
      <text:p text:style-name="P1"><text:s text:c="4"/>45. Throw statement throw new Error(I'eaSon); throw { name: exceptionName , message : reason };</text:p>
      <text:p text:style-name="P1"><text:s text:c="4"/>46. Try statement try { } catch (e) { switch (e. name) { case 'Error': break; default: throw e;</text:p>
      <text:p text:style-name="P1"><text:s text:c="4"/>47. Try Statement - The JavaScript implementation can produce these exception names: ‘Error’ 'Eva1Error' ‘RangeError' 'SyntaxError' 'TypeError' ‘URIError'</text:p>
      <text:p text:style-name="P1"><text:s text:c="4"/>48. With statement Intended as a with (o) { short-hand foo = null; Ambiguous C] o. foo null; l Error-prone E] foo null; A Don't use it</text:p>
      <text:p text:style-name="P1"><text:s text:c="4"/>49. Function statement function name (parameters) { statements ;</text:p>
      <text:p text:style-name="P1"><text:s text:c="4"/>50. Var statement - Defines variables within a function. - Types are not specified. - Initial values are optional. var name; var nrErrors = 0; var a, b, c;</text:p>
      <text:p text:style-name="P1"><text:s text:c="4"/>51. Scope - In Javascript, {blocks} do not have scope. - Only functions have scope. 0 Vars <text:soft-page-break/>defined in a function are not visible outside of the function.</text:p>
      <text:p text:style-name="P1"><text:s text:c="4"/>52. Return statement return expression; "or return; 0 If there is no expression, then the return value is undefined. - Except for constructors, whose default return value is this.</text:p>
      <text:p text:style-name="P1"><text:s text:c="4"/>53. Objects - Everything else is objects - Objects can contain data and methods 0 Objects can inherit from other objects.</text:p>
      <text:p text:style-name="P1"><text:s text:c="4"/>54. Coﬂecﬁons An ob'ect is an unordered collection of name value pairs Names are strings Values are any type, including other objects Good for representing records and trees Every object is a little database</text:p>
      <text:p text:style-name="P1"><text:s text:c="4"/>55. Object Literals Object literals are wrapped in { } Names can be names or strings Values can be expressions : separates names and values , separates pairs Object literals can be used anywhere a value can appear</text:p>
      <text:p text:style-name="P1"><text:s text:c="4"/>56. Object Literals var myobject = {name: "Jack B. Nimble", 'goto‘: 'Jail', grade: ‘A’, level: 3}; "Jack B. Nimble" H II "All 3 var theName = myObject. name; var destination = myObject['goto'];</text:p>
      <text:p text:style-name="P1"><text:s text:c="4"/>57. Maker Function function maker(name, where, grade, level) { var it = {}; it. name = name; it['goto'] = where; it. grade = grade; it. level = level; return it; myobject = maker("Jack B. Nimble", 'Jail', ‘A’, 3);</text:p>
      <text:p text:style-name="P1"><text:s text:c="4"/>58. Object Literals var myobject = {name: "Jack B. Nimble", 'goto‘: 'Jail', grade: ‘A’, format: {typez 'rect‘, width: 1920, height: 1080, interlacez false, framerate: 24}};</text:p>
      <text:p text:style-name="P1"><text:s text:c="4"/>59. Object Literals var myobject = { name: "Jack B. Nimble", 'goto‘: 'Jail', grade: 'A', format: { type: 'rect‘, width: 1920, height: 1080, interlace: false, framerate: 24</text:p>
      <text:p text:style-name="P1"><text:s text:c="4"/>60. Object Literals myFunction({ type: 'rect‘, width: 1920, height: 1080 }); throw { name: ‘error’, message: ‘out of bounds’</text:p>
      <text:p text:style-name="P1"><text:s text:c="4"/>61. Object Literals function SuperDiv(width, height, left, top, zlndex, position, color, visibility, html, cssclass) function SuperDiv(spec)</text:p>
      <text:p text:style-name="P1"><text:s text:c="4"/>62. Object Augmentation - New members can be added to any object by simple assignment 0 There is no need to define a new class myobject. format. colorModel = 'YCgCb‘; my0bject[name] = value;</text:p>
      <text:p text:style-name="P1"><text:s text:c="4"/>63. Linkage Objects can be created with a secret link to another object. If an attempt to access a name fails, the secret linked object will be used. The secret link is not used when storing. New members are only added to the primary object. The object(o) function makes a new empty object with a link to object o.</text:p>
      <text:p text:style-name="P1"><text:s text:c="4"/>64. Linkage var myNewObject = object (myoldobject); myNewObj ect g myoldobj ect "Jack B. Nimble" "Jail" "All 3</text:p>
      <text:p text:style-name="P1"><text:s text:c="4"/>65. Linkage myNewObject. name = "Tom Piperson"; myNewObject. level += 1; myNewObject. crime = ‘pignapping‘; "name "Tom Piperson" "level" 4 "crime" "pignapping" "Jack B. Nimble" "Jail" IVA" 3</text:p>
      <text:p text:style-name="P1"><text:s text:c="4"/>66. Inheritance - Linkage provides simple inheritance. 0 An object can inherit from an older object. ‘*5</text:p>
      <text:p text:style-name="P1"><text:s text:c="4"/>67. Prototypal Inheritance Some languages have classes, methods, constructors, and modules. JavaScript's functions do the work of all of those. Instead of Classical Inheritance, Javascript has Prototypal inheritance. It accomplishes the same things, but differently. It offers greater expressive power. But it's different.</text:p>
      <text:p text:style-name="P1"><text:s text:c="4"/>68. Prototypal Inheritance Instead of organizing objects into rigid classes, new objects can be made that are similar to existing objects, and then customized. Object customization is a lot less work than making a class, and less overhead, too. One of the keys is the object (0) function. The other key is functions.</text:p>
      <text:p text:style-name="P1"><text:s text:c="4"/>69. Object Methods * All objects are linked directly or indirectly to Object. prototype * All objects inherit some basic methods. * None of them are very useful. ‘ hasOwnProperty (name) is the name a true member of this object? r No copy method. t No equals method.</text:p>
      <text:p text:style-name="P1"><text:s text:c="4"/>70. Object Construction * Make a new empty object * All three of these expressions have exactly the same result: new Object () {} object (Object . prototype) * {} is the preferred form.</text:p>
      <text:p text:style-name="P1"><text:s text:c="4"/>71. Reference ~= Objects can be passed as arguments to functions, and can be returned by <text:soft-page-break/>functions Objects are passed by reference. Objects are not passed by value. a The = == operator compares object references, not values true only if both operands are the same object</text:p>
      <text:p text:style-name="P1"><text:s text:c="4"/>72. Delete 4* Members can be removed from an object with the delete operator delete myobjecf [name] ;</text:p>
      <text:p text:style-name="P1"><text:s text:c="4"/>73. Arrays * Array inherits from Object. it Indexes are converted to strings and used as names for retrieving values. Very efficient for sparse arrays. Not very efficient in most other cases. One advantage: No need to provide a length or type when creating an array.</text:p>
      <text:p text:style-name="P1"><text:s text:c="4"/>74. length Arrays, unlike objects, have a special length member. It is always 1 larger than the highest integer subscript. It allows use of the traditional for statement. for (i = 0; i &lt; a. length; i += 1) { I Do not use for. .in with arrays</text:p>
      <text:p text:style-name="P1"><text:s text:c="4"/>75. Array Literals - An array literal uses [] - It can contain any number of expressions, separated by commas myList = ['oats', ‘peas’, 'beans']; - New items can be appended myList[myList. length] = ‘barley’; - The dot notation should not be used with arrays. ° [] is preferred to new Array() .</text:p>
      <text:p text:style-name="P1"><text:s text:c="4"/>76. Array Methods ‘concat 0% it 1- &amp; ﬁl- ti join POP push slice sort splice</text:p>
      <text:p text:style-name="P1"><text:s text:c="4"/>77. Deleting Elements delete array[number] - Removes the element, but leaves a hole in the numbering. array. splice(number, 1) - Removes the element and renumbers all the following elements.</text:p>
      <text:p text:style-name="P1"><text:s text:c="4"/>78. Deleting Elements myArray = [’a', delete myArray[l]; / / [’a', undefined, myArray. splice(l, / / [wail vcul ldl] lb! I lcl’ lcl, 1); Idv]</text:p>
      <text:p text:style-name="P1"><text:s text:c="4"/>79. Arrays v Objects - Use objects when the names are arbitrary strings. - Use arrays when the names are sequential integers. - Don't get confused by the term Associative Array.</text:p>
      <text:p text:style-name="P1"><text:s text:c="4"/>80. Distinguishing Arrays value. constructor = == Array value instanceof Array Neither of these work when the value comes from a different frame.</text:p>
      <text:p text:style-name="P1"><text:s text:c="4"/>81. Arrays and Inheritance 0 Don’t use arrays as prototypes. The object produced this way does not have array nature. It will inherit the array's values and methods, but not its length. 0 You can augment an individual array. Assign a method to it. This works because arrays are objects. 0 You can augment all arrays. Assign methods to Array. prototype</text:p>
      <text:p text:style-name="P1"><text:s text:c="4"/>82. Funcﬁons - Functions are first-class objects 3. Functions can be passed, returned, and stored just like any other value 5. Functions inherit from Object and can store namelvalue pairs.</text:p>
      <text:p text:style-name="P1"><text:s text:c="4"/>83. Function operator - The function operator takes an optional name, a parameter list, and a block of statements, and returns a function object. function name (parameters) { statements } 0 A function can appear anywhere that an expression can appear.</text:p>
      <text:p text:style-name="P1"><text:s text:c="4"/>84. lambda - What JavaScript calls function, other languages call lambda. - It is a source of enormous expressive power. - Unlike most power-constructs, it is secure.</text:p>
      <text:p text:style-name="P1"><text:s text:c="4"/>85. Function statement it The function statement is just a short-hand for a var statement with a function value. function foo() {} expandsto var foo = function foo() {};</text:p>
      <text:p text:style-name="P1"><text:s text:c="4"/>86. inner functions it Functions do not all have to be defined at the top level (or left edgeﬁ «-1 Functions can be defined inside of other functions.</text:p>
      <text:p text:style-name="P1"><text:s text:c="4"/>87. Scope - An inner function has access to the variables and parameters of functions that it is contained within. 0 This is known as Static Scoping or Lexical Scoping.</text:p>
      <text:p text:style-name="P1"><text:s text:c="4"/>88. Closure 4* The scope that an inner function enjoys continues even after the parent functions have returned. «- This is called closure.</text:p>
      <text:p text:style-name="P1"><text:s text:c="4"/>89. Example function fade(id) { var dom = document. getE1ementById(id), level = 1; function step () { var h - 1evel. toString(16); dom. style. backgroundColor = '#FFFF' + h + h; if (level &lt; 15) { level += 1; setTimeout(step, 100); } setTimeout(step, 100);</text:p>
      <text:p text:style-name="P1"><text:s text:c="4"/>90. Function Objects 4: Functions are objects, so they can contain name/ value pairs. ~* This can serve the same purpose as static memhers in other languages.</text:p>
      <text:p text:style-name="P1"><text:s text:c="4"/>91. Method - Since functions are values, functions can be stored in objects. - A function in an object is called a method.</text:p>
      <text:p text:style-name="P1"><text:s text:c="4"/>92. Invocation - If a function is called with too many arguments, the extra arguments are ignored. 0 If a function is called with too few arguments, the missing values will be undefined. 0 There is no implicit type checking on the arguments.</text:p>
      <text:p text:style-name="P1"><text:soft-page-break/><text:s text:c="4"/>93. invocation * There are four ways to call a function: Function form functionobject (arguments) Method form thisobject. methodfslame (arguments) thisobject [ "methodName"] (arguments) Constructor form new function Object (arguments) Apply form fun ction Object. apply (thisobject, [arguments] )</text:p>
      <text:p text:style-name="P1"><text:s text:c="4"/>94. Method form thisObject . methodName (arguments) 0 When a function is called in the method form, this is set to thisObject, the object containing the function. - This allows methods to have a reference to the object of interest.</text:p>
      <text:p text:style-name="P1"><text:s text:c="4"/>95. Function form function Object (arguments) -1 When a function is called in the function form, this is set to the global object. That is not very useful. It makes it harder to write helper functions within a method because the helper function does not get access to the outer this. var that = this;</text:p>
      <text:p text:style-name="P1"><text:s text:c="4"/>96. Constructor form new functionObject (arguments) - When a function is called with the new operator, a new object is created and assigned to this. - If there is not an explicit return value, then this will be returned.</text:p>
      <text:p text:style-name="P1"><text:s text:c="4"/>97. this * this is an extra I t_ nvoca IOI1 parameter. Its form value depends on the calling form. the global object function * this gives methods access to their objects. the object * this is bound at invocation time. constructor</text:p>
      <text:p text:style-name="P1"><text:s text:c="4"/>98. arguments ~* when a function is invoked, in addition to its parameters, it also gets a special parameter called arguments. vb It contains all of the arguments from the invocation. * It is an array-like object. * arguments . length is the number of arguments passed.</text:p>
      <text:p text:style-name="P1"><text:s text:c="4"/>99. Example function sum() { var i, n = arguments.1ength, total = 0; for (i = 0; i &lt; n; i += 1) { total += arguments[i]; } return total;</text:p>
      <text:p text:style-name="P1"><text:s text:c="4"/>100. Augmenting Built-in Types ‘Object. prototype ’Array. prototype 'Function. prototype 'Number. prototype 'String. prototype 'Boolean. prototype</text:p>
      <text:p text:style-name="P1"><text:s text:c="4"/>101. trim String. prototype. trim = function () { return this. replace( / "S* (S* (S+S+) *) s*$/ , "$1");</text:p>
      <text:p text:style-name="P1"><text:s text:c="4"/>102. supplant var template = '&lt;tab1e border= "{border}"&gt;' + '&lt;tr&gt;&lt;th&gt;Last&lt;/ th&gt;&lt;td&gt;{ last} &lt;/ td&gt;&lt;/ tr&gt;' + '&lt;tr&gt;&lt;th&gt;First&lt;/ th&gt;&lt;td&gt;{first}&lt;/ td&gt;&lt;/ tr&gt;' + '&lt;/ tab1e&gt;'; var data = { first: "Carl", last: "Hollywood", border: 2 }; mydiv. innerHTM = template. supp1ant(data);</text:p>
      <text:p text:style-name="P1"><text:s text:c="4"/>103. supplant String. prototype. supplant = function (o) { return this. replace(/ {([“{}]*)}/ g, function (a, b) { var r = o[b]; return typeof r = == ‘string’ ? 1528., ‘</text:p>
      <text:p text:style-name="P1"><text:s text:c="4"/>104. typeof - The typeof prefix operator returns a string identifying the type of a value. object array string boolean ul 5 I-0</text:p>
      <text:p text:style-name="P1"><text:s text:c="4"/>105. eval eval (string) - The eval function compiles and executes a string and returns the result. 0 It is what the browser uses to convert strings into actions. - It is the most misused feature of the language.</text:p>
      <text:p text:style-name="P1"><text:s text:c="4"/>106. Function function new Function (parameters, body) - The Function constructor takes zero or more parameter name strings, and a body string, and uses the Javascript compiler to produce a function object. - It should only be used to compile fresh source from a server. 0 It is closely related to eval.</text:p>
      <text:p text:style-name="P1"><text:s text:c="4"/>107. Built-in Type Wrappers 0 Java has int and Integer, two incompatible types which can both carry the same value with differing levels of efficiency and convenience. - Javascript copied this pattern to no advantage. Avoid it. 0 Avoid new Boolean() 0 Avoid new String() 0 Avoid new Nurnber()</text:p>
      <text:p text:style-name="P1"><text:s text:c="4"/>108. Confession function object(o) { function F() {} F. prototype = 0; return new F();</text:p>
      <text:p text:style-name="P1"><text:s text:c="4"/>109. Augmentation - We can directly modify individual objects to give them just the characteristics we want. - We can do this without having to create classes. 0 We can then use our new object as the prototype for lots of new objects, each of which can also be augmented.</text:p>
      <text:p text:style-name="P1"><text:s text:c="4"/>110. Working with the Grain 0 Classical patterns are less effective than prototypal patterns or parasitic patterns. - Formal classes are not needed for reuse or extension.</text:p>
      <text:p text:style-name="P1"><text:s text:c="4"/>111. (global) Object o The object that dares not speak its I1afnEL It is the container for all global variables and all built-in objects. Sometimes this points to it. var global = this; On browsers, window is the global object.</text:p>
      <text:p text:style-name="P1"><text:soft-page-break/><text:s text:c="4"/>112. Global variables are evil - Functions within an application can clobber each other. - Cooperating applications can clobber each other. - Use of the global namespace must be minimized.</text:p>
      <text:p text:style-name="P1"><text:s text:c="4"/>113. Implied Global * Any var which is not properly declared is assumed to be global by default. * This makes it easy for people who do not know or care about encapsulation to be productive, but it makes applications less reliable. r JSLint is a tool which helps identify implied globals and other weaknesses. http : // www. JSLint. com</text:p>
      <text:p text:style-name="P1"><text:s text:c="4"/>114. Namespace - Every object is a separate namespace. - Use an object to organize your variables and functions. - The YAHOO Object. &lt;head&gt; &lt;script&gt; YAHOO= {}; &lt;/ script&gt; ' http: // twiki . corp . yahoo . com/ view/ Devel/ TheYAI-lOOObj ect</text:p>
      <text:p text:style-name="P1"><text:s text:c="4"/>115. Encapsulate - Function scope can create an encapsulation. - Use an anonymous function to wrap your application.</text:p>
      <text:p text:style-name="P1"><text:s text:c="4"/>116. Example YAHOO. Trivia = function () { / / define your common vars here / / define your common functions here return { getNextPoser: function (cat, diff) { }, showPoser: function () { }();</text:p>
      <text:p text:style-name="P1"><text:s text:c="4"/>117. Thinking about type 4? Trading type-safety for dynamism. -1 Javascript has no cast operator. t Reflection is really easy, and usually unnecessary. * Why inheritance‘? Automatic casting Bode reuse * Trading brittleness for flexibility.</text:p>
      <text:p text:style-name="P1"><text:s text:c="4"/>118. Date The Date function is based on Java's Date class. It was not Y2K ready.</text:p>
      <text:p text:style-name="P1"><text:s text:c="4"/>119. RegExp - Regular expression pattern matcher - Patterns are enclosed in slashes 0 Example: a pattern that matches regular expressions / / (["x00-x1f] | [ ( ["x00-x1f] I ["x00— x1f/ ] ) *] I ["x00-x1f/ [])+/ [9im]*/ 0 Bizarre notation, difficult to read.</text:p>
      <text:p text:style-name="P1"><text:s text:c="4"/>120. Threads The language definition is neutral on threads Some language processors (lil-(e Spiderlvlonkey) provide thread support Most application environments (like browsers) do not provide it Threads are evil</text:p>
      <text:p text:style-name="P1"><text:s text:c="4"/>121. Platforms - Browsers - WSH and Dashboard - Yahoo! Widgets - DreamWeaver and Photoshop 0 Embedded</text:p>
      <text:p text:style-name="P1"><text:s text:c="4"/>122. Actionscript «- Empty strings are truthy * keywords are case insensitive * bio Unicode support * bio RegExp 4* bio try *1 bio statement labels * | | and &amp;&amp; return booleans -1 separate operators for strings and numbers</text:p>
      <text:p text:style-name="P1"><text:s text:c="4"/>123. E4X - Extensions to ECMAScript for XML - Proposed by BEA - Allows &lt;xML&gt; literals - Not compatible with ECMAScript Third Edition 0 Not widely accepted yet - Not in IE7</text:p>
      <text:p text:style-name="P1"><text:s text:c="4"/>124. ECMAScript Fourth Edition at A very large set of new features are being considered. * Mozilia and Opera are committed. 6* it is not clear that Microsoft will adopt it. s blo word from Safari yet.</text:p>
      <text:p text:style-name="P1"><text:s text:c="4"/>125. Style - Programming style isn't about personal taste. - It is about rigor in expression. - It is about clearness in presentation. 0 It is about product adaptability and longevity. - Good rules help us to keep the quality of our programs high.</text:p>
      <text:p text:style-name="P1"><text:s text:c="4"/>126. Style and Javascript - Style is critically important for Javascript. - The dynamic nature of the language is considered by some to be "too soft". Discipline is necessary for balance. - Most of the world's body of Javascript programs is crap.</text:p>
      <text:p text:style-name="P1"><text:s text:c="4"/>127. Code Conventions for the JavaScript Programming Language http: / / javascript . crockford . com/ code . html</text:p>
      <text:p text:style-name="P1"><text:s text:c="4"/>128. Semicolon insertion When the compiler sees an error, it attempts to replace a nearby Iinefeed with a semicolon and try again. This should alarm you. It can mask errors. Always use the full, correct forms, including semicolons.</text:p>
      <text:p text:style-name="P1"><text:s text:c="4"/>129. Line Ending * Break a line after a punctuator: ,. ;:{}([= &lt;&gt;’? !+-*/ % ~ ’‘ I &amp; 2 = &lt;= &gt;= -I-= —= *= /= = A: I = &amp;'-' &lt;&lt; &gt;&gt; I I &amp;&amp; = == '-'= &lt;&lt;= &gt;&gt;= &gt;&gt;&gt; &gt;&gt;&gt;: ~= Do not break after a name, string, number, or ) ] ++ -- at Defense against copy/ paste errors.</text:p>
      <text:p text:style-name="P1"><text:s text:c="4"/>130. Comma 4* Avoid tricky expressions using the comma operators. «F be not use extra commas in array literals. Hﬁood: [1, 2, 3] *Ead: [1, 2, 3,]</text:p>
      <text:p text:style-name="P1"><text:s text:c="4"/>131. Required Blocks - Good: if (a) { b() ; } - Bad: if (a) b();</text:p>
      <text:p text:style-name="P1"><text:s text:c="4"/>132. Forbidden Blocks ~ Blocks do not have scope in Javascript. «~ Blocks should only be used with structured statements function if switch while for do try</text:p>
      <text:p text:style-name="P1"><text:soft-page-break/><text:s text:c="4"/>133. Variables - Define all variables at the beginning of the function. - Javascript does not have block scope, so their is no advantage in declaring variables at the place of their first use.</text:p>
      <text:p text:style-name="P1"><text:s text:c="4"/>134. Expression Statements * Any expression can be used as a statement. That can mask errors. a Only assignment expressions and invocation expressions should be used as statements. * Good: foo(); * Bad: foo &amp;&amp; foo();</text:p>
      <text:p text:style-name="P1"><text:s text:c="4"/>135. switch Statement - Avoid using fallthrough. - Each clause should explicitly break or return or throw.</text:p>
      <text:p text:style-name="P1"><text:s text:c="4"/>136. Assignment Expressions - Do not use assignment expressions in the condition parts of if, while, or for. 0 It is more likely that if (a= b) { } - was intended to be if (a= =b) { } - Avoid tricky expressions.</text:p>
      <text:p text:style-name="P1"><text:s text:c="4"/>137. == and l= - Be aware that = = and ! = do type coercion. - Bad if (a = = null) { . .. } - Good: if (a = == null) { . .. } if’ (la) { . . . }</text:p>
      <text:p text:style-name="P1"><text:s text:c="4"/>138. Labels - Use labels only on these statements: do for switch while 0 Never use javascript: as a label.</text:p>
      <text:p text:style-name="P1"><text:s text:c="4"/>139. JSLint r JSLint can help improve the robustness and portability of your programs. It enforces style rules. It can spot some errors that are very difficult to find in debugging. It can help eliminate implied globals. Currently available on the web and as a Konfabulator widget. Soon, in text editors and Eclipse. http: //www. JSLint. com/</text:p>
      <text:p text:style-name="P1"><text:s text:c="4"/>140. * Universal I-leader Onerror Handler w Inserted into 0.1% of pages * Reports on Javascript errors ‘ http: // uhoh . corp . yahoo . com/</text:p>
      <text:p text:style-name="P1"><text:s text:c="4"/>141. Key Ideas - Load and go delivery - Loose typing - Objects as general containers - Prototypal inheritance - Lambda 0 Linkage though global variables</text:p>
      <text:p text:style-name="P1"><text:s text:c="4"/>142. The Javascript Programming Language Douglas Crockford crock@yahoo—inc. com produce . yahoo . com/ crock/ javascript . p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in </meta:initial-creator>
    <meta:creation-date>2015-09-15T00:11:17.458839978</meta:creation-date>
    <dc:date>2015-09-15T00:12:11.840352957</dc:date>
    <dc:creator>jlin </dc:creator>
    <meta:editing-duration>P0D</meta:editing-duration>
    <meta:editing-cycles>1</meta:editing-cycles>
    <meta:document-statistic meta:table-count="0" meta:image-count="0" meta:object-count="0" meta:page-count="7" meta:paragraph-count="143" meta:word-count="4465" meta:character-count="26088" meta:non-whitespace-character-count="21054"/>
    <meta:generator>LibreOffice/4.2.8.2$Linux_X86_64 LibreOffice_project/420m0$Build-2</meta:generator>
  </office:meta>
</office:document-meta>
</file>